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2024-12-18 21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2024-05-21 19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6048" calcext:value-type="float">
            <text:p>27.81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2023-12-12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6048" calcext:value-type="float">
            <text:p>27.81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2022-12-14 19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9368" calcext:value-type="float">
            <text:p>27.70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2021-12-08 19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8032" calcext:value-type="float">
            <text:p>27.68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2021-01-07 22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2019-12-06 22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2018-11-28 15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2208" calcext:value-type="float">
            <text:p>27.57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2018-02-27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6112" calcext:value-type="float">
            <text:p>27.56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2016-12-13 20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372" calcext:value-type="float">
            <text:p>25.95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2014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868" calcext:value-type="float">
            <text:p>27.53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2014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7344" calcext:value-type="float">
            <text:p>27.51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2013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4568" calcext:value-type="float">
            <text:p>27.40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2012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0936" calcext:value-type="float">
            <text:p>27.30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2011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4736" calcext:value-type="float">
            <text:p>27.22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2009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0456" calcext:value-type="float">
            <text:p>27.27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2009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9328" calcext:value-type="float">
            <text:p>27.38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2007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58" calcext:value-type="float">
            <text:p>27.35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2006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5216" calcext:value-type="float">
            <text:p>27.25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2005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0872" calcext:value-type="float">
            <text:p>27.55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2004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248" calcext:value-type="float">
            <text:p>27.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2003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6656" calcext:value-type="float">
            <text:p>27.34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200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5864" calcext:value-type="float">
            <text:p>27.10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2002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628" calcext:value-type="float">
            <text:p>27.38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2000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1" calcext:value-type="float">
            <text:p>27.0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9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288" calcext:value-type="float">
            <text:p>26.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9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4112" calcext:value-type="float">
            <text:p>26.80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7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8872" calcext:value-type="float">
            <text:p>26.78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5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5032" calcext:value-type="float">
            <text:p>26.54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5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4904" calcext:value-type="float">
            <text:p>27.04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4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084" calcext:value-type="float">
            <text:p>29.58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3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6368" calcext:value-type="float">
            <text:p>26.56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3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284" calcext:value-type="float">
            <text:p>26.53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3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5032" calcext:value-type="float">
            <text:p>26.54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3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3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9416" calcext:value-type="float">
            <text:p>26.56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3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284" calcext:value-type="float">
            <text:p>26.53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3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808" calcext:value-type="float">
            <text:p>26.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3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1984" calcext:value-type="float">
            <text:p>26.54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3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5888" calcext:value-type="float">
            <text:p>26.53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3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6264" calcext:value-type="float">
            <text:p>26.49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3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4552" calcext:value-type="float">
            <text:p>26.51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3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808" calcext:value-type="float">
            <text:p>26.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3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4176" calcext:value-type="float">
            <text:p>26.55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3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332" calcext:value-type="float">
            <text:p>26.56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3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5032" calcext:value-type="float">
            <text:p>26.54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3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1504" calcext:value-type="float">
            <text:p>26.51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3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808" calcext:value-type="float">
            <text:p>26.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3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5512" calcext:value-type="float">
            <text:p>26.57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3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0648" calcext:value-type="float">
            <text:p>26.52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3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9792" calcext:value-type="float">
            <text:p>26.52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3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5136" calcext:value-type="float">
            <text:p>26.61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3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6264" calcext:value-type="float">
            <text:p>26.49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3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7976" calcext:value-type="float">
            <text:p>26.47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3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284" calcext:value-type="float">
            <text:p>26.53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3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6368" calcext:value-type="float">
            <text:p>26.56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3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1984" calcext:value-type="float">
            <text:p>26.54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3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8456" calcext:value-type="float">
            <text:p>26.50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3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188" calcext:value-type="float">
            <text:p>26.47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3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3216" calcext:value-type="float">
            <text:p>26.49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3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1984" calcext:value-type="float">
            <text:p>26.54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3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2944" calcext:value-type="float">
            <text:p>26.60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3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332" calcext:value-type="float">
            <text:p>26.56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3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6264" calcext:value-type="float">
            <text:p>26.49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3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5512" calcext:value-type="float">
            <text:p>26.57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3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38" calcext:value-type="float">
            <text:p>26.59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3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808" calcext:value-type="float">
            <text:p>26.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3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808" calcext:value-type="float">
            <text:p>26.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3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7976" calcext:value-type="float">
            <text:p>26.47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3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188" calcext:value-type="float">
            <text:p>26.47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3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3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8664" calcext:value-type="float">
            <text:p>26.64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3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3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7808" calcext:value-type="float">
            <text:p>26.65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3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6848" calcext:value-type="float">
            <text:p>26.59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4656" calcext:value-type="float">
            <text:p>26.58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3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3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2944" calcext:value-type="float">
            <text:p>26.60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2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5136" calcext:value-type="float">
            <text:p>26.61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2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6472" calcext:value-type="float">
            <text:p>26.63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2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7808" calcext:value-type="float">
            <text:p>26.65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2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6744" calcext:value-type="float">
            <text:p>26.52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2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8664" calcext:value-type="float">
            <text:p>26.64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2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8664" calcext:value-type="float">
            <text:p>26.64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2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6096" calcext:value-type="float">
            <text:p>26.67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2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7808" calcext:value-type="float">
            <text:p>26.65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2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1504" calcext:value-type="float">
            <text:p>26.51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2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1232" calcext:value-type="float">
            <text:p>26.62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2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7432" calcext:value-type="float">
            <text:p>26.69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2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7328" calcext:value-type="float">
            <text:p>26.62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2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1712" calcext:value-type="float">
            <text:p>26.65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2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38" calcext:value-type="float">
            <text:p>26.59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2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1712" calcext:value-type="float">
            <text:p>26.65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2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476" calcext:value-type="float">
            <text:p>26.65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2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476" calcext:value-type="float">
            <text:p>26.65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2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2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2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7056" calcext:value-type="float">
            <text:p>26.73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2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2088" calcext:value-type="float">
            <text:p>26.61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2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2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1336" calcext:value-type="float">
            <text:p>26.69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2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3904" calcext:value-type="float">
            <text:p>26.66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2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2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7432" calcext:value-type="float">
            <text:p>26.69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2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2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3528" calcext:value-type="float">
            <text:p>26.70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2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0104" calcext:value-type="float">
            <text:p>26.74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2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572" calcext:value-type="float">
            <text:p>26.71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2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7432" calcext:value-type="float">
            <text:p>26.69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2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572" calcext:value-type="float">
            <text:p>26.71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2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9248" calcext:value-type="float">
            <text:p>26.74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2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9248" calcext:value-type="float">
            <text:p>26.74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2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1336" calcext:value-type="float">
            <text:p>26.69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2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7912" calcext:value-type="float">
            <text:p>26.72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2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2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6096" calcext:value-type="float">
            <text:p>26.67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2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2192" calcext:value-type="float">
            <text:p>26.68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2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2672" calcext:value-type="float">
            <text:p>26.71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2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9144" calcext:value-type="float">
            <text:p>26.67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2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4864" calcext:value-type="float">
            <text:p>26.72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2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8664" calcext:value-type="float">
            <text:p>26.64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2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4008" calcext:value-type="float">
            <text:p>26.73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2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1816" calcext:value-type="float">
            <text:p>26.72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2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7912" calcext:value-type="float">
            <text:p>26.72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2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2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572" calcext:value-type="float">
            <text:p>26.71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2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7432" calcext:value-type="float">
            <text:p>26.69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2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9248" calcext:value-type="float">
            <text:p>26.74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2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8768" calcext:value-type="float">
            <text:p>26.71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2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3256" calcext:value-type="float">
            <text:p>26.81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2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3528" calcext:value-type="float">
            <text:p>26.70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2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9624" calcext:value-type="float">
            <text:p>26.70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2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1336" calcext:value-type="float">
            <text:p>26.69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2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1336" calcext:value-type="float">
            <text:p>26.69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2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4488" calcext:value-type="float">
            <text:p>26.76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2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2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8768" calcext:value-type="float">
            <text:p>26.71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2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4008" calcext:value-type="float">
            <text:p>26.73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2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7536" calcext:value-type="float">
            <text:p>26.76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2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2-0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668" calcext:value-type="float">
            <text:p>26.77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2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192" calcext:value-type="float">
            <text:p>26.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2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2296" calcext:value-type="float">
            <text:p>26.75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2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1816" calcext:value-type="float">
            <text:p>26.72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2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2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2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8016" calcext:value-type="float">
            <text:p>26.79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2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5344" calcext:value-type="float">
            <text:p>26.75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2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4488" calcext:value-type="float">
            <text:p>26.76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2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1816" calcext:value-type="float">
            <text:p>26.72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4112" calcext:value-type="float">
            <text:p>26.80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2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0856" calcext:value-type="float">
            <text:p>26.66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1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8768" calcext:value-type="float">
            <text:p>26.71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1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2672" calcext:value-type="float">
            <text:p>26.71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1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764" calcext:value-type="float">
            <text:p>26.83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1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1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9248" calcext:value-type="float">
            <text:p>26.74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1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524" calcext:value-type="float">
            <text:p>26.68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1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4864" calcext:value-type="float">
            <text:p>26.72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1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1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1816" calcext:value-type="float">
            <text:p>26.72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1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2192" calcext:value-type="float">
            <text:p>26.68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1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2776" calcext:value-type="float">
            <text:p>26.78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1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572" calcext:value-type="float">
            <text:p>26.71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1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2672" calcext:value-type="float">
            <text:p>26.71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1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8768" calcext:value-type="float">
            <text:p>26.71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1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3048" calcext:value-type="float">
            <text:p>26.67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1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7432" calcext:value-type="float">
            <text:p>26.69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1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1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6952" calcext:value-type="float">
            <text:p>26.66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1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1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0376" calcext:value-type="float">
            <text:p>26.63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1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1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1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2088" calcext:value-type="float">
            <text:p>26.61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1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524" calcext:value-type="float">
            <text:p>26.68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1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5616" calcext:value-type="float">
            <text:p>26.64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1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7808" calcext:value-type="float">
            <text:p>26.65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1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1712" calcext:value-type="float">
            <text:p>26.65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1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5136" calcext:value-type="float">
            <text:p>26.61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1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1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1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4656" calcext:value-type="float">
            <text:p>26.58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1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6952" calcext:value-type="float">
            <text:p>26.66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1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0856" calcext:value-type="float">
            <text:p>26.66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1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0856" calcext:value-type="float">
            <text:p>26.66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1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8184" calcext:value-type="float">
            <text:p>26.61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1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8664" calcext:value-type="float">
            <text:p>26.64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1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5616" calcext:value-type="float">
            <text:p>26.64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1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5616" calcext:value-type="float">
            <text:p>26.64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1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7808" calcext:value-type="float">
            <text:p>26.65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1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476" calcext:value-type="float">
            <text:p>26.65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1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476" calcext:value-type="float">
            <text:p>26.65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1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6952" calcext:value-type="float">
            <text:p>26.66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1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6952" calcext:value-type="float">
            <text:p>26.66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0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476" calcext:value-type="float">
            <text:p>26.65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0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2672" calcext:value-type="float">
            <text:p>26.71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0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8184" calcext:value-type="float">
            <text:p>26.61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0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476" calcext:value-type="float">
            <text:p>26.65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0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476" calcext:value-type="float">
            <text:p>26.65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0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2568" calcext:value-type="float">
            <text:p>26.64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0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0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5616" calcext:value-type="float">
            <text:p>26.64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0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8768" calcext:value-type="float">
            <text:p>26.71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0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3152" calcext:value-type="float">
            <text:p>26.74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0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5344" calcext:value-type="float">
            <text:p>26.75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0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2568" calcext:value-type="float">
            <text:p>26.64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0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2296" calcext:value-type="float">
            <text:p>26.75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0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0584" calcext:value-type="float">
            <text:p>26.77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0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7328" calcext:value-type="float">
            <text:p>26.62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0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8664" calcext:value-type="float">
            <text:p>26.64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0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3528" calcext:value-type="float">
            <text:p>26.70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0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2192" calcext:value-type="float">
            <text:p>26.68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0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2672" calcext:value-type="float">
            <text:p>26.71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0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0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8288" calcext:value-type="float">
            <text:p>26.68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0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8288" calcext:value-type="float">
            <text:p>26.68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0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4384" calcext:value-type="float">
            <text:p>26.69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0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4864" calcext:value-type="float">
            <text:p>26.72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0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7432" calcext:value-type="float">
            <text:p>26.69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0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3528" calcext:value-type="float">
            <text:p>26.70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0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6576" calcext:value-type="float">
            <text:p>26.70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0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0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1816" calcext:value-type="float">
            <text:p>26.72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0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5824" calcext:value-type="float">
            <text:p>26.78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0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4008" calcext:value-type="float">
            <text:p>26.73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0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3152" calcext:value-type="float">
            <text:p>26.74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0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0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8768" calcext:value-type="float">
            <text:p>26.71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0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3528" calcext:value-type="float">
            <text:p>26.70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0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7912" calcext:value-type="float">
            <text:p>26.72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0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572" calcext:value-type="float">
            <text:p>26.71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0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1816" calcext:value-type="float">
            <text:p>26.72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0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0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1336" calcext:value-type="float">
            <text:p>26.69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0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3048" calcext:value-type="float">
            <text:p>26.67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0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4008" calcext:value-type="float">
            <text:p>26.73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0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8288" calcext:value-type="float">
            <text:p>26.68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0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2568" calcext:value-type="float">
            <text:p>26.64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0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8288" calcext:value-type="float">
            <text:p>26.68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0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9144" calcext:value-type="float">
            <text:p>26.67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0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3048" calcext:value-type="float">
            <text:p>26.67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0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572" calcext:value-type="float">
            <text:p>26.71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0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9728" calcext:value-type="float">
            <text:p>26.77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0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7432" calcext:value-type="float">
            <text:p>26.69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0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3424" calcext:value-type="float">
            <text:p>26.63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0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5512" calcext:value-type="float">
            <text:p>26.57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0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7432" calcext:value-type="float">
            <text:p>26.69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0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476" calcext:value-type="float">
            <text:p>26.65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0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6952" calcext:value-type="float">
            <text:p>26.66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0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0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0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5824" calcext:value-type="float">
            <text:p>26.78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0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668" calcext:value-type="float">
            <text:p>26.77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0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2568" calcext:value-type="float">
            <text:p>26.64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0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6952" calcext:value-type="float">
            <text:p>26.66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0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1232" calcext:value-type="float">
            <text:p>26.62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0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668" calcext:value-type="float">
            <text:p>26.77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0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0584" calcext:value-type="float">
            <text:p>26.77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0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0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38" calcext:value-type="float">
            <text:p>26.59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0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524" calcext:value-type="float">
            <text:p>26.68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0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0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2568" calcext:value-type="float">
            <text:p>26.64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0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3632" calcext:value-type="float">
            <text:p>26.77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0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1336" calcext:value-type="float">
            <text:p>26.69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0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572" calcext:value-type="float">
            <text:p>26.71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1712" calcext:value-type="float">
            <text:p>26.65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90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9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476" calcext:value-type="float">
            <text:p>26.65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9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572" calcext:value-type="float">
            <text:p>26.71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9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9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6576" calcext:value-type="float">
            <text:p>26.70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9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7328" calcext:value-type="float">
            <text:p>26.62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9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8664" calcext:value-type="float">
            <text:p>26.64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9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2776" calcext:value-type="float">
            <text:p>26.78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9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1712" calcext:value-type="float">
            <text:p>26.65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9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62" calcext:value-type="float">
            <text:p>26.74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9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3048" calcext:value-type="float">
            <text:p>26.67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9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1816" calcext:value-type="float">
            <text:p>26.72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9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8288" calcext:value-type="float">
            <text:p>26.68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9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9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8288" calcext:value-type="float">
            <text:p>26.68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9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62" calcext:value-type="float">
            <text:p>26.74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9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764" calcext:value-type="float">
            <text:p>26.83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9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9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9248" calcext:value-type="float">
            <text:p>26.74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9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8768" calcext:value-type="float">
            <text:p>26.71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9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0584" calcext:value-type="float">
            <text:p>26.77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9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7536" calcext:value-type="float">
            <text:p>26.76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9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4864" calcext:value-type="float">
            <text:p>26.72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9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192" calcext:value-type="float">
            <text:p>26.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9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6576" calcext:value-type="float">
            <text:p>26.70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9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62" calcext:value-type="float">
            <text:p>26.74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9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62" calcext:value-type="float">
            <text:p>26.74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9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6576" calcext:value-type="float">
            <text:p>26.70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9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572" calcext:value-type="float">
            <text:p>26.71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9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9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668" calcext:value-type="float">
            <text:p>26.77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9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1816" calcext:value-type="float">
            <text:p>26.72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9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8392" calcext:value-type="float">
            <text:p>26.75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9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2776" calcext:value-type="float">
            <text:p>26.78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9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192" calcext:value-type="float">
            <text:p>26.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9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9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3632" calcext:value-type="float">
            <text:p>26.77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9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6304" calcext:value-type="float">
            <text:p>26.81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9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1064" calcext:value-type="float">
            <text:p>26.80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9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8872" calcext:value-type="float">
            <text:p>26.78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9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668" calcext:value-type="float">
            <text:p>26.77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9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764" calcext:value-type="float">
            <text:p>26.83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9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0584" calcext:value-type="float">
            <text:p>26.77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9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716" calcext:value-type="float">
            <text:p>26.80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9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0584" calcext:value-type="float">
            <text:p>26.77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9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7912" calcext:value-type="float">
            <text:p>26.72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9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192" calcext:value-type="float">
            <text:p>26.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9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2296" calcext:value-type="float">
            <text:p>26.75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9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4216" calcext:value-type="float">
            <text:p>26.87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9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908" calcext:value-type="float">
            <text:p>26.92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9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9832" calcext:value-type="float">
            <text:p>26.84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9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8224" calcext:value-type="float">
            <text:p>26.93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9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6888" calcext:value-type="float">
            <text:p>26.91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9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6616" calcext:value-type="float">
            <text:p>27.02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9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3464" calcext:value-type="float">
            <text:p>26.95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9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6408" calcext:value-type="float">
            <text:p>26.88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8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384" calcext:value-type="float">
            <text:p>26.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8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7264" calcext:value-type="float">
            <text:p>26.87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8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9936" calcext:value-type="float">
            <text:p>26.91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8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7368" calcext:value-type="float">
            <text:p>26.94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8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6616" calcext:value-type="float">
            <text:p>27.02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8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0144" calcext:value-type="float">
            <text:p>27.06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8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8976" calcext:value-type="float">
            <text:p>26.85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8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9664" calcext:value-type="float">
            <text:p>27.02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8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6784" calcext:value-type="float">
            <text:p>26.84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8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8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8224" calcext:value-type="float">
            <text:p>26.93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8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6992" calcext:value-type="float">
            <text:p>26.98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8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8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1272" calcext:value-type="float">
            <text:p>26.94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8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8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8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8808" calcext:value-type="float">
            <text:p>27.03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8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4048" calcext:value-type="float">
            <text:p>27.05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8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052" calcext:value-type="float">
            <text:p>27.02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8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3568" calcext:value-type="float">
            <text:p>27.02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8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2232" calcext:value-type="float">
            <text:p>27.00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8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3088" calcext:value-type="float">
            <text:p>26.99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8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8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3568" calcext:value-type="float">
            <text:p>27.02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8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8328" calcext:value-type="float">
            <text:p>27.00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8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1376" calcext:value-type="float">
            <text:p>27.01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8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8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9664" calcext:value-type="float">
            <text:p>27.02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8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7472" calcext:value-type="float">
            <text:p>27.01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8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8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4424" calcext:value-type="float">
            <text:p>27.01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8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7096" calcext:value-type="float">
            <text:p>27.05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8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7096" calcext:value-type="float">
            <text:p>27.05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8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2712" calcext:value-type="float">
            <text:p>27.03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8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2712" calcext:value-type="float">
            <text:p>27.03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8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9664" calcext:value-type="float">
            <text:p>27.02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8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9664" calcext:value-type="float">
            <text:p>27.02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8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8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1" calcext:value-type="float">
            <text:p>27.0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8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5008" calcext:value-type="float">
            <text:p>27.11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8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8432" calcext:value-type="float">
            <text:p>27.07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8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0144" calcext:value-type="float">
            <text:p>27.06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8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0416" calcext:value-type="float">
            <text:p>26.95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8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2336" calcext:value-type="float">
            <text:p>27.07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8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052" calcext:value-type="float">
            <text:p>27.02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8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052" calcext:value-type="float">
            <text:p>27.02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8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1584" calcext:value-type="float">
            <text:p>27.15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8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8536" calcext:value-type="float">
            <text:p>27.14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8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4632" calcext:value-type="float">
            <text:p>27.15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8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8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8056" calcext:value-type="float">
            <text:p>27.11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8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148" calcext:value-type="float">
            <text:p>27.08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8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3296" calcext:value-type="float">
            <text:p>27.13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8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4736" calcext:value-type="float">
            <text:p>27.22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8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8056" calcext:value-type="float">
            <text:p>27.11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8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8432" calcext:value-type="float">
            <text:p>27.07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8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1584" calcext:value-type="float">
            <text:p>27.15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8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4464" calcext:value-type="float">
            <text:p>27.33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8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4152" calcext:value-type="float">
            <text:p>27.12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8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576" calcext:value-type="float">
            <text:p>27.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8-0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4256" calcext:value-type="float">
            <text:p>27.19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8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4736" calcext:value-type="float">
            <text:p>27.22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8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6824" calcext:value-type="float">
            <text:p>27.16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8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6344" calcext:value-type="float">
            <text:p>27.13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8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4632" calcext:value-type="float">
            <text:p>27.15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8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292" calcext:value-type="float">
            <text:p>27.17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8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1584" calcext:value-type="float">
            <text:p>27.15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7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4256" calcext:value-type="float">
            <text:p>27.19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7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4632" calcext:value-type="float">
            <text:p>27.15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7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196" calcext:value-type="float">
            <text:p>27.11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7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9392" calcext:value-type="float">
            <text:p>27.13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7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6824" calcext:value-type="float">
            <text:p>27.16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7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0456" calcext:value-type="float">
            <text:p>27.27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7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2336" calcext:value-type="float">
            <text:p>27.07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7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8264" calcext:value-type="float">
            <text:p>27.25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7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1688" calcext:value-type="float">
            <text:p>27.22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7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1208" calcext:value-type="float">
            <text:p>27.19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7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4736" calcext:value-type="float">
            <text:p>27.22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7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7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9976" calcext:value-type="float">
            <text:p>27.23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7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388" calcext:value-type="float">
            <text:p>27.23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7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7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9976" calcext:value-type="float">
            <text:p>27.23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7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0456" calcext:value-type="float">
            <text:p>27.27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7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6072" calcext:value-type="float">
            <text:p>27.24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7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1312" calcext:value-type="float">
            <text:p>27.26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7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12" calcext:value-type="float">
            <text:p>27.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7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6656" calcext:value-type="float">
            <text:p>27.34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7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7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9704" calcext:value-type="float">
            <text:p>27.34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7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3504" calcext:value-type="float">
            <text:p>27.27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7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7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8368" calcext:value-type="float">
            <text:p>27.32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7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1896" calcext:value-type="float">
            <text:p>27.36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7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4088" calcext:value-type="float">
            <text:p>27.37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7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4088" calcext:value-type="float">
            <text:p>27.37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7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1896" calcext:value-type="float">
            <text:p>27.36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7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2752" calcext:value-type="float">
            <text:p>27.35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7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8368" calcext:value-type="float">
            <text:p>27.32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7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2752" calcext:value-type="float">
            <text:p>27.35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7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8472" calcext:value-type="float">
            <text:p>27.39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7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6656" calcext:value-type="float">
            <text:p>27.34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7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2376" calcext:value-type="float">
            <text:p>27.39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7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8472" calcext:value-type="float">
            <text:p>27.39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7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296" calcext:value-type="float">
            <text:p>27.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7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5048" calcext:value-type="float">
            <text:p>27.43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7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628" calcext:value-type="float">
            <text:p>27.38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7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7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9328" calcext:value-type="float">
            <text:p>27.38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7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3336" calcext:value-type="float">
            <text:p>27.45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7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1144" calcext:value-type="float">
            <text:p>27.44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7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6864" calcext:value-type="float">
            <text:p>27.48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7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192" calcext:value-type="float">
            <text:p>27.44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7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3064" calcext:value-type="float">
            <text:p>27.56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7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4672" calcext:value-type="float">
            <text:p>27.47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7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9056" calcext:value-type="float">
            <text:p>27.49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7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3816" calcext:value-type="float">
            <text:p>27.48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7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4776" calcext:value-type="float">
            <text:p>27.54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7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3544" calcext:value-type="float">
            <text:p>27.59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7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1248" calcext:value-type="float">
            <text:p>27.51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7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3816" calcext:value-type="float">
            <text:p>27.48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7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8952" calcext:value-type="float">
            <text:p>27.42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7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0496" calcext:value-type="float">
            <text:p>27.59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7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7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344" calcext:value-type="float">
            <text:p>27.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7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868" calcext:value-type="float">
            <text:p>27.53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7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7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6968" calcext:value-type="float">
            <text:p>27.55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7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4568" calcext:value-type="float">
            <text:p>27.40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7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7928" calcext:value-type="float">
            <text:p>27.61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7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2208" calcext:value-type="float">
            <text:p>27.57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7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7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7928" calcext:value-type="float">
            <text:p>27.61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7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5256" calcext:value-type="float">
            <text:p>27.57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7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7448" calcext:value-type="float">
            <text:p>27.58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7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7072" calcext:value-type="float">
            <text:p>27.6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7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916" calcext:value-type="float">
            <text:p>27.56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6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6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9264" calcext:value-type="float">
            <text:p>27.63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6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8888" calcext:value-type="float">
            <text:p>27.67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6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6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6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012" calcext:value-type="float">
            <text:p>27.63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6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06" calcext:value-type="float">
            <text:p>27.66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6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6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6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6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6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9472" calcext:value-type="float">
            <text:p>27.77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6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6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6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6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6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6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6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8888" calcext:value-type="float">
            <text:p>27.67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6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6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6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252" calcext:value-type="float">
            <text:p>27.78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6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7656" calcext:value-type="float">
            <text:p>27.72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6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6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6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6424" calcext:value-type="float">
            <text:p>27.77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6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6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6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6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6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6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1664" calcext:value-type="float">
            <text:p>27.79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6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0808" calcext:value-type="float">
            <text:p>27.80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6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6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5568" calcext:value-type="float">
            <text:p>27.78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6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6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6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6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6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6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7384" calcext:value-type="float">
            <text:p>27.83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6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6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3376" calcext:value-type="float">
            <text:p>27.77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6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9952" calcext:value-type="float">
            <text:p>27.80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6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6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252" calcext:value-type="float">
            <text:p>27.78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6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6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6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6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6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0808" calcext:value-type="float">
            <text:p>27.80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6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1664" calcext:value-type="float">
            <text:p>27.79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6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6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824" calcext:value-type="float">
            <text:p>27.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6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6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0016" calcext:value-type="float">
            <text:p>27.56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6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4336" calcext:value-type="float">
            <text:p>27.83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6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2728" calcext:value-type="float">
            <text:p>27.92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6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252" calcext:value-type="float">
            <text:p>27.78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6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6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824" calcext:value-type="float">
            <text:p>27.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6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444" calcext:value-type="float">
            <text:p>27.90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6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9576" calcext:value-type="float">
            <text:p>27.84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6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5568" calcext:value-type="float">
            <text:p>27.78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6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6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0432" calcext:value-type="float">
            <text:p>27.84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6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6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348" calcext:value-type="float">
            <text:p>27.84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6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0912" calcext:value-type="float">
            <text:p>27.87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6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4712" calcext:value-type="float">
            <text:p>27.79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6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7384" calcext:value-type="float">
            <text:p>27.83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6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1016" calcext:value-type="float">
            <text:p>27.94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6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5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5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5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7968" calcext:value-type="float">
            <text:p>27.93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5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5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5192" calcext:value-type="float">
            <text:p>27.82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5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8448" calcext:value-type="float">
            <text:p>27.96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5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9472" calcext:value-type="float">
            <text:p>27.77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5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1288" calcext:value-type="float">
            <text:p>27.83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5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1016" calcext:value-type="float">
            <text:p>27.94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5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8824" calcext:value-type="float">
            <text:p>27.92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5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9576" calcext:value-type="float">
            <text:p>27.84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5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6528" calcext:value-type="float">
            <text:p>27.84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5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2624" calcext:value-type="float">
            <text:p>27.85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5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2728" calcext:value-type="float">
            <text:p>27.92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5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1872" calcext:value-type="float">
            <text:p>27.93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5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8344" calcext:value-type="float">
            <text:p>27.89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5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4816" calcext:value-type="float">
            <text:p>27.86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5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5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5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2352" calcext:value-type="float">
            <text:p>27.96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5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2624" calcext:value-type="float">
            <text:p>27.85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5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444" calcext:value-type="float">
            <text:p>27.90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5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5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5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396" calcext:value-type="float">
            <text:p>27.87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5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5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7968" calcext:value-type="float">
            <text:p>27.93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5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5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5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5296" calcext:value-type="float">
            <text:p>27.89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5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8344" calcext:value-type="float">
            <text:p>27.89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5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444" calcext:value-type="float">
            <text:p>27.90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5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5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4816" calcext:value-type="float">
            <text:p>27.86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5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5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8344" calcext:value-type="float">
            <text:p>27.89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5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5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8344" calcext:value-type="float">
            <text:p>27.89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5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7968" calcext:value-type="float">
            <text:p>27.93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5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2248" calcext:value-type="float">
            <text:p>27.89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5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7864" calcext:value-type="float">
            <text:p>27.86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5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5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5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7864" calcext:value-type="float">
            <text:p>27.86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5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0912" calcext:value-type="float">
            <text:p>27.87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5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0808" calcext:value-type="float">
            <text:p>27.80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5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1768" calcext:value-type="float">
            <text:p>27.86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5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4064" calcext:value-type="float">
            <text:p>27.94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5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5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396" calcext:value-type="float">
            <text:p>27.87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5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5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0808" calcext:value-type="float">
            <text:p>27.80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5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4336" calcext:value-type="float">
            <text:p>27.83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5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5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5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1872" calcext:value-type="float">
            <text:p>27.93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5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5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396" calcext:value-type="float">
            <text:p>27.87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5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1392" calcext:value-type="float">
            <text:p>27.90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5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7384" calcext:value-type="float">
            <text:p>27.83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5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4064" calcext:value-type="float">
            <text:p>27.94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5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5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6256" calcext:value-type="float">
            <text:p>27.95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5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5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5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348" calcext:value-type="float">
            <text:p>27.84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5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5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1392" calcext:value-type="float">
            <text:p>27.90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5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396" calcext:value-type="float">
            <text:p>27.87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5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4336" calcext:value-type="float">
            <text:p>27.83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5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5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5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4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5672" calcext:value-type="float">
            <text:p>27.85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4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6904" calcext:value-type="float">
            <text:p>27.80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4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4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4064" calcext:value-type="float">
            <text:p>27.94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4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4064" calcext:value-type="float">
            <text:p>27.94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4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4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1872" calcext:value-type="float">
            <text:p>27.93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4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4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4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9304" calcext:value-type="float">
            <text:p>27.95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4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6256" calcext:value-type="float">
            <text:p>27.95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4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4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4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4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1016" calcext:value-type="float">
            <text:p>27.94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4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4064" calcext:value-type="float">
            <text:p>27.94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4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1016" calcext:value-type="float">
            <text:p>27.94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4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4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348" calcext:value-type="float">
            <text:p>27.84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4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4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0912" calcext:value-type="float">
            <text:p>27.87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4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396" calcext:value-type="float">
            <text:p>27.87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4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4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7864" calcext:value-type="float">
            <text:p>27.86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4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4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4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4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252" calcext:value-type="float">
            <text:p>27.78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4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4544" calcext:value-type="float">
            <text:p>27.97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4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4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5296" calcext:value-type="float">
            <text:p>27.89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4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1288" calcext:value-type="float">
            <text:p>27.83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4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6904" calcext:value-type="float">
            <text:p>27.80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4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8344" calcext:value-type="float">
            <text:p>27.89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4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396" calcext:value-type="float">
            <text:p>27.87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4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4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396" calcext:value-type="float">
            <text:p>27.87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4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5296" calcext:value-type="float">
            <text:p>27.89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4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4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1872" calcext:value-type="float">
            <text:p>27.93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4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4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4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1872" calcext:value-type="float">
            <text:p>27.93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4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4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396" calcext:value-type="float">
            <text:p>27.87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4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4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3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3688" calcext:value-type="float">
            <text:p>27.98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3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8448" calcext:value-type="float">
            <text:p>27.96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3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3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1288" calcext:value-type="float">
            <text:p>27.83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3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7864" calcext:value-type="float">
            <text:p>27.86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3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348" calcext:value-type="float">
            <text:p>27.84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3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396" calcext:value-type="float">
            <text:p>27.87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3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252" calcext:value-type="float">
            <text:p>27.78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3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3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6632" calcext:value-type="float">
            <text:p>27.91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3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3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4816" calcext:value-type="float">
            <text:p>27.86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3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1872" calcext:value-type="float">
            <text:p>27.93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3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3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348" calcext:value-type="float">
            <text:p>27.84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3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9576" calcext:value-type="float">
            <text:p>27.84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3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4816" calcext:value-type="float">
            <text:p>27.86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3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3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3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1392" calcext:value-type="float">
            <text:p>27.90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3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444" calcext:value-type="float">
            <text:p>27.90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3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4336" calcext:value-type="float">
            <text:p>27.83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3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5672" calcext:value-type="float">
            <text:p>27.85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3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0912" calcext:value-type="float">
            <text:p>27.87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3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3856" calcext:value-type="float">
            <text:p>27.80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3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0912" calcext:value-type="float">
            <text:p>27.87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3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3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3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3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3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3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0912" calcext:value-type="float">
            <text:p>27.87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3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3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3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3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7488" calcext:value-type="float">
            <text:p>27.90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3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444" calcext:value-type="float">
            <text:p>27.90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3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6152" calcext:value-type="float">
            <text:p>27.88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3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348" calcext:value-type="float">
            <text:p>27.84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3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6152" calcext:value-type="float">
            <text:p>27.88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3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0432" calcext:value-type="float">
            <text:p>27.84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3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3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3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1288" calcext:value-type="float">
            <text:p>27.83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3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1288" calcext:value-type="float">
            <text:p>27.83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3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3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3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7864" calcext:value-type="float">
            <text:p>27.86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3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3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348" calcext:value-type="float">
            <text:p>27.84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3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1288" calcext:value-type="float">
            <text:p>27.83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3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1288" calcext:value-type="float">
            <text:p>27.83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3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252" calcext:value-type="float">
            <text:p>27.78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3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444" calcext:value-type="float">
            <text:p>27.90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3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3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444" calcext:value-type="float">
            <text:p>27.90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2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348" calcext:value-type="float">
            <text:p>27.84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2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6424" calcext:value-type="float">
            <text:p>27.77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2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2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2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2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2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2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4816" calcext:value-type="float">
            <text:p>27.86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2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2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824" calcext:value-type="float">
            <text:p>27.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2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2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348" calcext:value-type="float">
            <text:p>27.84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2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1664" calcext:value-type="float">
            <text:p>27.79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2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0432" calcext:value-type="float">
            <text:p>27.84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2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2248" calcext:value-type="float">
            <text:p>27.89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2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2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2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2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2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6904" calcext:value-type="float">
            <text:p>27.80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2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9952" calcext:value-type="float">
            <text:p>27.80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2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3856" calcext:value-type="float">
            <text:p>27.80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2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2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6048" calcext:value-type="float">
            <text:p>27.81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2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2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0808" calcext:value-type="float">
            <text:p>27.80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2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7384" calcext:value-type="float">
            <text:p>27.83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2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2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2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824" calcext:value-type="float">
            <text:p>27.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2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2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2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0808" calcext:value-type="float">
            <text:p>27.80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2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2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7384" calcext:value-type="float">
            <text:p>27.83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2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2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1664" calcext:value-type="float">
            <text:p>27.79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2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5568" calcext:value-type="float">
            <text:p>27.78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2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2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2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2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2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2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2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2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252" calcext:value-type="float">
            <text:p>27.78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2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252" calcext:value-type="float">
            <text:p>27.78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2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2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3272" calcext:value-type="float">
            <text:p>27.70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2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6424" calcext:value-type="float">
            <text:p>27.77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2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252" calcext:value-type="float">
            <text:p>27.78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2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2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2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2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3376" calcext:value-type="float">
            <text:p>27.77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2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2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3376" calcext:value-type="float">
            <text:p>27.77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2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5672" calcext:value-type="float">
            <text:p>27.85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2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2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2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9952" calcext:value-type="float">
            <text:p>27.80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396" calcext:value-type="float">
            <text:p>27.87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2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348" calcext:value-type="float">
            <text:p>27.84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1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1728" calcext:value-type="float">
            <text:p>27.54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1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7864" calcext:value-type="float">
            <text:p>27.86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1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1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6048" calcext:value-type="float">
            <text:p>27.81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1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5296" calcext:value-type="float">
            <text:p>27.89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1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1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0432" calcext:value-type="float">
            <text:p>27.84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1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1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1392" calcext:value-type="float">
            <text:p>27.90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1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0808" calcext:value-type="float">
            <text:p>27.80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1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8824" calcext:value-type="float">
            <text:p>27.92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1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1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1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1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1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1768" calcext:value-type="float">
            <text:p>27.86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1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9952" calcext:value-type="float">
            <text:p>27.80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1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5568" calcext:value-type="float">
            <text:p>27.78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1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252" calcext:value-type="float">
            <text:p>27.78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1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2624" calcext:value-type="float">
            <text:p>27.85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1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9576" calcext:value-type="float">
            <text:p>27.84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1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6528" calcext:value-type="float">
            <text:p>27.84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1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824" calcext:value-type="float">
            <text:p>27.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1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1768" calcext:value-type="float">
            <text:p>27.86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1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1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4336" calcext:value-type="float">
            <text:p>27.83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1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4816" calcext:value-type="float">
            <text:p>27.86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1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1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1768" calcext:value-type="float">
            <text:p>27.86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1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396" calcext:value-type="float">
            <text:p>27.87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1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2624" calcext:value-type="float">
            <text:p>27.85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1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1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2624" calcext:value-type="float">
            <text:p>27.85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1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9576" calcext:value-type="float">
            <text:p>27.84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1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1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1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1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6528" calcext:value-type="float">
            <text:p>27.84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1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2624" calcext:value-type="float">
            <text:p>27.85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1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1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9576" calcext:value-type="float">
            <text:p>27.84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1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1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4712" calcext:value-type="float">
            <text:p>27.79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1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348" calcext:value-type="float">
            <text:p>27.84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1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5192" calcext:value-type="float">
            <text:p>27.82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1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1288" calcext:value-type="float">
            <text:p>27.83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1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1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3856" calcext:value-type="float">
            <text:p>27.80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1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1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1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6528" calcext:value-type="float">
            <text:p>27.84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1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1288" calcext:value-type="float">
            <text:p>27.83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1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7384" calcext:value-type="float">
            <text:p>27.83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1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7112" calcext:value-type="float">
            <text:p>27.94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1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2352" calcext:value-type="float">
            <text:p>27.96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1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6048" calcext:value-type="float">
            <text:p>27.81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1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1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1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1288" calcext:value-type="float">
            <text:p>27.83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1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8512" calcext:value-type="float">
            <text:p>27.71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1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824" calcext:value-type="float">
            <text:p>27.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1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2728" calcext:value-type="float">
            <text:p>27.92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1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1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4336" calcext:value-type="float">
            <text:p>27.83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1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1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1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9576" calcext:value-type="float">
            <text:p>27.84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1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1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2624" calcext:value-type="float">
            <text:p>27.85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1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1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1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0496" calcext:value-type="float">
            <text:p>27.59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1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252" calcext:value-type="float">
            <text:p>27.78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1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824" calcext:value-type="float">
            <text:p>27.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1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1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6904" calcext:value-type="float">
            <text:p>27.80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0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348" calcext:value-type="float">
            <text:p>27.84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0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2624" calcext:value-type="float">
            <text:p>27.85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0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0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0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8824" calcext:value-type="float">
            <text:p>27.92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0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0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1664" calcext:value-type="float">
            <text:p>27.79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0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6528" calcext:value-type="float">
            <text:p>27.84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0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0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5672" calcext:value-type="float">
            <text:p>27.85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0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0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396" calcext:value-type="float">
            <text:p>27.87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0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0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6048" calcext:value-type="float">
            <text:p>27.81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0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396" calcext:value-type="float">
            <text:p>27.87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0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0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9952" calcext:value-type="float">
            <text:p>27.80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0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1288" calcext:value-type="float">
            <text:p>27.83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0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348" calcext:value-type="float">
            <text:p>27.84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0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6904" calcext:value-type="float">
            <text:p>27.80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0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3376" calcext:value-type="float">
            <text:p>27.77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0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9952" calcext:value-type="float">
            <text:p>27.80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0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5672" calcext:value-type="float">
            <text:p>27.85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0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2624" calcext:value-type="float">
            <text:p>27.85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0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252" calcext:value-type="float">
            <text:p>27.78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0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0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0808" calcext:value-type="float">
            <text:p>27.80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0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0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3856" calcext:value-type="float">
            <text:p>27.80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80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79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0802</text:p>
          </table:table-cell>
          <table:table-cell office:value-type="string" calcext:value-type="string">
            <text:p>1979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768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456" meta:object-count="0"/>
    <meta:user-defined meta:name="AppVersion">3.0</meta:user-defined>
  </office:meta>
</office:document-meta>
</file>